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170mm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85mm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0dbc" officeooo:paragraph-rsid="00040d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0dbc" officeooo:paragraph-rsid="00040d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87b6" officeooo:paragraph-rsid="000587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 table:number-columns-repeated="2"/>
        <table:table-row table:style-name="Table1.1">
          <table:table-cell table:style-name="Table1.A1" office:value-type="string">
            <text:p text:style-name="P2">Problem</text:p>
          </table:table-cell>
          <table:table-cell table:style-name="Table1.B1" office:value-type="string">
            <text:p text:style-name="P2">Åtgärder</text:p>
          </table:table-cell>
        </table:table-row>
        <table:table-row table:style-name="Table1.1">
          <table:table-cell table:style-name="Table1.A2" office:value-type="string">
            <text:list xml:id="list3653486383" text:style-name="L1">
              <text:list-item>
                <text:p text:style-name="P3">Otydligt vad den första bilden är för något.</text:p>
              </text:list-item>
              <text:list-item>
                <text:p text:style-name="P3">Otydligt vad 0,0,0,50... etc. betyder. Går att förstå efter ett tag, men kan förtydligas.</text:p>
              </text:list-item>
              <text:list-item>
                <text:p text:style-name="P3">PostIT fattar inte alla vad det är.</text:p>
              </text:list-item>
              <text:list-item>
                <text:p text:style-name="P3">Otydligt hur eleverna ska resonera, till exempel ”är det värt att köpa en lott”, eller, ”ska lotteriet gå ihop utan att gå i konkurs?”</text:p>
              </text:list-item>
              <text:list-item>
                <text:p text:style-name="P3">Evaluate-biten är ofärdig och därmed överflödig.</text:p>
              </text:list-item>
              <text:list-item>
                <text:p text:style-name="P3">Skulle möjligtvis kunna förbättra materialet med visuellt stöd, dvs förklarande bilder och diagram.</text:p>
              </text:list-item>
            </text:list>
          </table:table-cell>
          <table:table-cell table:style-name="Table1.B2" office:value-type="string">
            <text:list xml:id="list142014755380007" text:continue-numbering="true" text:style-name="L1">
              <text:list-item>
                <text:p text:style-name="P4">Tar bort Evaluate-biten.</text:p>
              </text:list-item>
              <text:list-item>
                <text:p text:style-name="P4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48:14.981017820</meta:creation-date>
    <dc:date>2018-05-24T14:18:36.705151152</dc:date>
    <meta:editing-duration>PT30M22S</meta:editing-duration>
    <meta:editing-cycles>2</meta:editing-cycles>
    <meta:generator>LibreOffice/6.0.2.1$Linux_x86 LibreOffice_project/00m0$Build-1</meta:generator>
    <meta:document-statistic meta:table-count="1" meta:image-count="0" meta:object-count="0" meta:page-count="1" meta:paragraph-count="10" meta:word-count="85" meta:character-count="496" meta:non-whitespace-character-count="428"/>
  </office:meta>
</office:document-meta>
</file>